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6"/>
        <table:table-column table:style-name="co14" table:default-cell-style-name="ce26"/>
        <table:table-column table:style-name="co15" table:default-cell-style-name="ce1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table:style-name="Default"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2260">
            <text:p>22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ee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3397000">
            <text:p>63,3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 table:number-columns-repeated="254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9162000">
            <text:p>109,16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table:style-name="Default"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table:style-name="Default"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table:style-name="Default"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table:style-name="ce26" office:value-type="float" office:value="863000">
            <text:p>86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table:style-name="Default"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table:style-name="Default"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table:style-name="Default"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table:style-name="ce26" office:value-type="float" office:value="683000">
            <text:p>68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table:style-name="ce26" office:value-type="float" office:value="894000">
            <text:p>8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table:style-name="Default"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table:style-name="Default"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table:style-name="ce26" office:value-type="float" office:value="2225000">
            <text:p>2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table:style-name="Default"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9771000">
            <text:p>69,771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office:value-type="float" office:value="683000">
            <text:p>683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style-name="ce28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54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116500">
            <text:p>108,116,5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26"/>
        <table:table-column table:style-name="co2" table:number-columns-repeated="3" table:default-cell-style-name="ce1"/>
        <table:table-column table:style-name="co24" table:default-cell-style-name="ce1"/>
        <table:table-column table:style-name="co21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5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317">
            <text:p>317</text:p>
          </table:table-cell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317">
            <text:p>317</text:p>
          </table:table-cell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70344000">
            <text:p>70,3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8290000">
            <text:p>108,29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 table:number-columns-repeated="4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556000">
            <text:p>68,5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27" table:default-cell-style-name="ce5"/>
        <table:table-column table:style-name="co28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2830">
            <text:p>2830</text:p>
          </table:table-cell>
          <table:table-cell office:value-type="string">
            <text:p>F</text:p>
          </table:table-cell>
          <table:table-cell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65023000">
            <text:p>65,023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3" table:default-cell-style-name="ce1"/>
        <table:table-column table:style-name="co34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F</text:p>
          </table:table-cell>
          <table:table-cell office:value-type="string">
            <text:p>C Hageli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office:value-type="string">
            <text:p>F</text:p>
          </table:table-cell>
          <table:table-cell office:value-type="string">
            <text:p>A Burakovsky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F</text:p>
          </table:table-cell>
          <table:table-cell office:value-type="string">
            <text:p>M Dano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table:style-name="Default"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53908000">
            <text:p>53,908,000.00</text:p>
          </table:table-cell>
          <table:table-cell table:number-columns-repeated="249"/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D</text:p>
          </table:table-cell>
          <table:table-cell office:value-type="string">
            <text:p>D Dekeyser</text:p>
          </table:table-cell>
          <table:table-cell office:value-type="float" office:value="2188000">
            <text:p>2,188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539000">
            <text:p>89,539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5925333">
            <text:p>65,925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4077333">
            <text:p>104,077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6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4333000">
            <text:p>4,333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62060000">
            <text:p>62,06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7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G</text:p>
          </table:table-cell>
          <table:table-cell office:value-type="string">
            <text:p>J Ortio</text:p>
          </table:table-cell>
          <table:table-cell office:value-type="float" office:value="600000">
            <text:p>600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8484000">
            <text:p>88,48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7515000">
            <text:p>77,51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2015-10-11</text:date>, <text:time>21:5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0-11T21:58:20</dc:date>
    <dc:creator>Ben Miller</dc:creator>
    <meta:editing-duration>P78DT13H20M30S</meta:editing-duration>
    <meta:editing-cycles>211</meta:editing-cycles>
    <meta:document-statistic meta:table-count="11" meta:cell-count="2517" meta:object-count="0"/>
    <meta:user-defined meta:name=""/>
  </office:meta>
</office:document-meta>
</file>